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8mm" svg:height="90.04mm" svg:x="142.62mm" svg:y="4.78mm">
            <draw:object draw:notify-on-update-of-ranges="Sheet1.E4:Sheet1.E16 Sheet1.B4:Sheet1.B16 Sheet1.C4:Sheet1.C16 Sheet1.E4:Sheet1.E16 Sheet1.D4:Sheet1.D16 Sheet1.E4:Sheet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4.45mm" svg:y="107.51mm">
            <draw:object draw:notify-on-update-of-ranges="Sheet1.E21:Sheet1.E33 Sheet1.B21:Sheet1.B33 Sheet1.E21:Sheet1.E33 Sheet1.C21:Sheet1.C33 Sheet1.E21:Sheet1.E33 Sheet1.D21:Sheet1.D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3" table:default-cell-style-name="ce8"/>
        <table:table-column table:style-name="co1" table:default-cell-style-name="Default"/>
        <table:table-row table:style-name="ro1">
          <table:table-cell table:style-name="ce1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Ordenador</text:p>
          </table:table-cell>
          <table:table-cell table:style-name="Default" table:number-columns-repeated="3"/>
          <table:table-cell office:value-type="string" calcext:value-type="string">
            <text:p>escala log10</text:p>
          </table:table-cell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7" office:value-type="float" office:value="0.000204365" calcext:value-type="float">
            <text:p>0.000204365</text:p>
          </table:table-cell>
          <table:table-cell table:style-name="ce7" office:value-type="float" office:value="0.000153576" calcext:value-type="float">
            <text:p>0.000153576</text:p>
          </table:table-cell>
          <table:table-cell table:style-name="ce7" office:value-type="float" office:value="0.000097457" calcext:value-type="float">
            <text:p>9.7457E-05</text:p>
          </table:table-cell>
          <table:table-cell table:formula="of:=LOG10([.A4])" office:value-type="float" office:value="4.21441993929574" calcext:value-type="float">
            <text:p>4.21441993929574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office:value-type="float" office:value="0.00056314" calcext:value-type="float">
            <text:p>0.00056314</text:p>
          </table:table-cell>
          <table:table-cell office:value-type="float" office:value="0.000269946" calcext:value-type="float">
            <text:p>0.000269946</text:p>
          </table:table-cell>
          <table:table-cell office:value-type="float" office:value="0.000225956" calcext:value-type="float">
            <text:p>0.000225956</text:p>
          </table:table-cell>
          <table:table-cell table:formula="of:=LOG10([.A5])" office:value-type="float" office:value="4.51544993495972" calcext:value-type="float">
            <text:p>4.5154499349597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9" office:value-type="float" office:value="0.000825127" calcext:value-type="float">
            <text:p>0.000825127</text:p>
          </table:table-cell>
          <table:table-cell table:style-name="ce9" office:value-type="float" office:value="0.000431396" calcext:value-type="float">
            <text:p>0.000431396</text:p>
          </table:table-cell>
          <table:table-cell table:style-name="ce9" office:value-type="float" office:value="0.000315288" calcext:value-type="float">
            <text:p>0.000315288</text:p>
          </table:table-cell>
          <table:table-cell table:formula="of:=LOG10([.A6])" office:value-type="float" office:value="4.8164799306237" calcext:value-type="float">
            <text:p>4.8164799306237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office:value-type="float" office:value="0.001579341" calcext:value-type="float">
            <text:p>0.001579341</text:p>
          </table:table-cell>
          <table:table-cell office:value-type="float" office:value="0.000784296" calcext:value-type="float">
            <text:p>0.000784296</text:p>
          </table:table-cell>
          <table:table-cell office:value-type="float" office:value="0.000624993" calcext:value-type="float">
            <text:p>0.000624993</text:p>
          </table:table-cell>
          <table:table-cell table:formula="of:=LOG10([.A7])" office:value-type="float" office:value="5.11750992628768" calcext:value-type="float">
            <text:p>5.1175099262876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9" office:value-type="float" office:value="0.003160515" calcext:value-type="float">
            <text:p>0.003160515</text:p>
          </table:table-cell>
          <table:table-cell table:style-name="ce9" office:value-type="float" office:value="0.001557885" calcext:value-type="float">
            <text:p>0.001557885</text:p>
          </table:table-cell>
          <table:table-cell table:style-name="ce9" office:value-type="float" office:value="0.001118197" calcext:value-type="float">
            <text:p>0.001118197</text:p>
          </table:table-cell>
          <table:table-cell table:formula="of:=LOG10([.A8])" office:value-type="float" office:value="5.41853992195166" calcext:value-type="float">
            <text:p>5.4185399219516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office:value-type="float" office:value="0.006246992" calcext:value-type="float">
            <text:p>0.006246992</text:p>
          </table:table-cell>
          <table:table-cell office:value-type="float" office:value="0.003074897" calcext:value-type="float">
            <text:p>0.003074897</text:p>
          </table:table-cell>
          <table:table-cell office:value-type="float" office:value="0.002394976" calcext:value-type="float">
            <text:p>0.002394976</text:p>
          </table:table-cell>
          <table:table-cell table:formula="of:=LOG10([.A9])" office:value-type="float" office:value="5.71956991761564" calcext:value-type="float">
            <text:p>5.7195699176156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9" office:value-type="float" office:value="0.005194459" calcext:value-type="float">
            <text:p>0.005194459</text:p>
          </table:table-cell>
          <table:table-cell table:style-name="ce9" office:value-type="float" office:value="0.005685232" calcext:value-type="float">
            <text:p>0.005685232</text:p>
          </table:table-cell>
          <table:table-cell table:style-name="ce9" office:value-type="float" office:value="0.003070426" calcext:value-type="float">
            <text:p>0.003070426</text:p>
          </table:table-cell>
          <table:table-cell table:formula="of:=LOG10([.A10])" office:value-type="float" office:value="6.02059991327962" calcext:value-type="float">
            <text:p>6.02059991327962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office:value-type="float" office:value="0.008465219" calcext:value-type="float">
            <text:p>0.008465219</text:p>
          </table:table-cell>
          <table:table-cell office:value-type="float" office:value="0.006212665" calcext:value-type="float">
            <text:p>0.006212665</text:p>
          </table:table-cell>
          <table:table-cell office:value-type="float" office:value="0.005277613" calcext:value-type="float">
            <text:p>0.005277613</text:p>
          </table:table-cell>
          <table:table-cell table:formula="of:=LOG10([.A11])" office:value-type="float" office:value="6.32162990894361" calcext:value-type="float">
            <text:p>6.3216299089436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9" office:value-type="float" office:value="0.015018488" calcext:value-type="float">
            <text:p>0.015018488</text:p>
          </table:table-cell>
          <table:table-cell table:style-name="ce9" office:value-type="float" office:value="0.008388812" calcext:value-type="float">
            <text:p>0.008388812</text:p>
          </table:table-cell>
          <table:table-cell table:style-name="ce9" office:value-type="float" office:value="0.007169635" calcext:value-type="float">
            <text:p>0.007169635</text:p>
          </table:table-cell>
          <table:table-cell table:formula="of:=LOG10([.A12])" office:value-type="float" office:value="6.62265990460759" calcext:value-type="float">
            <text:p>6.62265990460759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office:value-type="float" office:value="0.028851006" calcext:value-type="float">
            <text:p>0.028851006</text:p>
          </table:table-cell>
          <table:table-cell office:value-type="float" office:value="0.014888589" calcext:value-type="float">
            <text:p>0.014888589</text:p>
          </table:table-cell>
          <table:table-cell office:value-type="float" office:value="0.01326599" calcext:value-type="float">
            <text:p>0.01326599</text:p>
          </table:table-cell>
          <table:table-cell table:formula="of:=LOG10([.A13])" office:value-type="float" office:value="6.92368990027157" calcext:value-type="float">
            <text:p>6.9236899002715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9" office:value-type="float" office:value="0.054606367" calcext:value-type="float">
            <text:p>0.054606367</text:p>
          </table:table-cell>
          <table:table-cell table:style-name="ce9" office:value-type="float" office:value="0.023420311" calcext:value-type="float">
            <text:p>0.023420311</text:p>
          </table:table-cell>
          <table:table-cell table:style-name="ce9" office:value-type="float" office:value="0.030442066" calcext:value-type="float">
            <text:p>0.030442066</text:p>
          </table:table-cell>
          <table:table-cell table:formula="of:=LOG10([.A14])" office:value-type="float" office:value="7.22471989593555" calcext:value-type="float">
            <text:p>7.22471989593555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office:value-type="float" office:value="0.116274106" calcext:value-type="float">
            <text:p>0.116274106</text:p>
          </table:table-cell>
          <table:table-cell office:value-type="float" office:value="0.048379215" calcext:value-type="float">
            <text:p>0.048379215</text:p>
          </table:table-cell>
          <table:table-cell office:value-type="float" office:value="0.050036533" calcext:value-type="float">
            <text:p>0.050036533</text:p>
          </table:table-cell>
          <table:table-cell table:formula="of:=LOG10([.A15])" office:value-type="float" office:value="7.52574989159953" calcext:value-type="float">
            <text:p>7.52574989159953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230419173" calcext:value-type="float">
            <text:p>0.230419173</text:p>
          </table:table-cell>
          <table:table-cell table:style-name="ce10" office:value-type="float" office:value="0.093036232" calcext:value-type="float">
            <text:p>0.093036232</text:p>
          </table:table-cell>
          <table:table-cell table:style-name="ce10" office:value-type="float" office:value="0.102360584" calcext:value-type="float">
            <text:p>0.102360584</text:p>
          </table:table-cell>
          <table:table-cell table:formula="of:=LOG10([.A16])" office:value-type="float" office:value="7.82677988726351" calcext:value-type="float">
            <text:p>7.82677988726351</text:p>
          </table:table-cell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Atcgrid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7" office:value-type="float" office:value="0.000123876" calcext:value-type="float">
            <text:p>0.000123876</text:p>
          </table:table-cell>
          <table:table-cell table:style-name="ce7" office:value-type="float" office:value="0.000042621" calcext:value-type="float">
            <text:p>4.2621E-05</text:p>
          </table:table-cell>
          <table:table-cell table:style-name="ce7" office:value-type="float" office:value="0.000036288" calcext:value-type="float">
            <text:p>3.6288E-05</text:p>
          </table:table-cell>
          <table:table-cell table:formula="of:=LOG10([.A21])" office:value-type="float" office:value="4.21441993929574" calcext:value-type="float">
            <text:p>4.21441993929574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office:value-type="float" office:value="0.000232896" calcext:value-type="float">
            <text:p>0.000232896</text:p>
          </table:table-cell>
          <table:table-cell office:value-type="float" office:value="0.000121748" calcext:value-type="float">
            <text:p>0.000121748</text:p>
          </table:table-cell>
          <table:table-cell office:value-type="float" office:value="0.000061084" calcext:value-type="float">
            <text:p>6.1084E-05</text:p>
          </table:table-cell>
          <table:table-cell table:formula="of:=LOG10([.A22])" office:value-type="float" office:value="4.51544993495972" calcext:value-type="float">
            <text:p>4.5154499349597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9" office:value-type="float" office:value="0.000492944" calcext:value-type="float">
            <text:p>0.000492944</text:p>
          </table:table-cell>
          <table:table-cell table:style-name="ce9" office:value-type="float" office:value="0.000116793" calcext:value-type="float">
            <text:p>0.000116793</text:p>
          </table:table-cell>
          <table:table-cell table:style-name="ce9" office:value-type="float" office:value="0.000123464" calcext:value-type="float">
            <text:p>0.000123464</text:p>
          </table:table-cell>
          <table:table-cell table:formula="of:=LOG10([.A23])" office:value-type="float" office:value="4.8164799306237" calcext:value-type="float">
            <text:p>4.8164799306237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office:value-type="float" office:value="0.001077081" calcext:value-type="float">
            <text:p>0.001077081</text:p>
          </table:table-cell>
          <table:table-cell office:value-type="float" office:value="0.000191428" calcext:value-type="float">
            <text:p>0.000191428</text:p>
          </table:table-cell>
          <table:table-cell office:value-type="float" office:value="0.000221832" calcext:value-type="float">
            <text:p>0.000221832</text:p>
          </table:table-cell>
          <table:table-cell table:formula="of:=LOG10([.A24])" office:value-type="float" office:value="5.11750992628768" calcext:value-type="float">
            <text:p>5.1175099262876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9" office:value-type="float" office:value="0.002383923" calcext:value-type="float">
            <text:p>0.002383923</text:p>
          </table:table-cell>
          <table:table-cell table:style-name="ce9" office:value-type="float" office:value="0.000408312" calcext:value-type="float">
            <text:p>0.000408312</text:p>
          </table:table-cell>
          <table:table-cell table:style-name="ce9" office:value-type="float" office:value="0.000427026" calcext:value-type="float">
            <text:p>0.000427026</text:p>
          </table:table-cell>
          <table:table-cell table:formula="of:=LOG10([.A25])" office:value-type="float" office:value="5.41853992195166" calcext:value-type="float">
            <text:p>5.4185399219516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office:value-type="float" office:value="0.004953759" calcext:value-type="float">
            <text:p>0.004953759</text:p>
          </table:table-cell>
          <table:table-cell office:value-type="float" office:value="0.006924845" calcext:value-type="float">
            <text:p>0.006924845</text:p>
          </table:table-cell>
          <table:table-cell office:value-type="float" office:value="0.000955377" calcext:value-type="float">
            <text:p>0.000955377</text:p>
          </table:table-cell>
          <table:table-cell table:formula="of:=LOG10([.A26])" office:value-type="float" office:value="5.71956991761564" calcext:value-type="float">
            <text:p>5.7195699176156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9" office:value-type="float" office:value="0.011174753" calcext:value-type="float">
            <text:p>0.011174753</text:p>
          </table:table-cell>
          <table:table-cell table:style-name="ce9" office:value-type="float" office:value="0.0019395" calcext:value-type="float">
            <text:p>0.0019395</text:p>
          </table:table-cell>
          <table:table-cell table:style-name="ce9" office:value-type="float" office:value="0.007813634" calcext:value-type="float">
            <text:p>0.007813634</text:p>
          </table:table-cell>
          <table:table-cell table:formula="of:=LOG10([.A27])" office:value-type="float" office:value="6.02059991327962" calcext:value-type="float">
            <text:p>6.02059991327962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office:value-type="float" office:value="0.019030617" calcext:value-type="float">
            <text:p>0.019030617</text:p>
          </table:table-cell>
          <table:table-cell office:value-type="float" office:value="0.004242457" calcext:value-type="float">
            <text:p>0.004242457</text:p>
          </table:table-cell>
          <table:table-cell office:value-type="float" office:value="0.005531732" calcext:value-type="float">
            <text:p>0.005531732</text:p>
          </table:table-cell>
          <table:table-cell table:formula="of:=LOG10([.A28])" office:value-type="float" office:value="6.32162990894361" calcext:value-type="float">
            <text:p>6.3216299089436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9" office:value-type="float" office:value="0.035507474" calcext:value-type="float">
            <text:p>0.035507474</text:p>
          </table:table-cell>
          <table:table-cell table:style-name="ce9" office:value-type="float" office:value="0.008057483" calcext:value-type="float">
            <text:p>0.008057483</text:p>
          </table:table-cell>
          <table:table-cell table:style-name="ce9" office:value-type="float" office:value="0.010589959" calcext:value-type="float">
            <text:p>0.010589959</text:p>
          </table:table-cell>
          <table:table-cell table:formula="of:=LOG10([.A29])" office:value-type="float" office:value="6.62265990460759" calcext:value-type="float">
            <text:p>6.62265990460759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office:value-type="float" office:value="0.036939515" calcext:value-type="float">
            <text:p>0.036939515</text:p>
          </table:table-cell>
          <table:table-cell office:value-type="float" office:value="0.01563837" calcext:value-type="float">
            <text:p>0.01563837</text:p>
          </table:table-cell>
          <table:table-cell office:value-type="float" office:value="0.020567667" calcext:value-type="float">
            <text:p>0.020567667</text:p>
          </table:table-cell>
          <table:table-cell table:formula="of:=LOG10([.A30])" office:value-type="float" office:value="6.92368990027157" calcext:value-type="float">
            <text:p>6.9236899002715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9" office:value-type="float" office:value="0.119714217" calcext:value-type="float">
            <text:p>0.119714217</text:p>
          </table:table-cell>
          <table:table-cell table:style-name="ce9" office:value-type="float" office:value="0.030729659" calcext:value-type="float">
            <text:p>0.030729659</text:p>
          </table:table-cell>
          <table:table-cell table:style-name="ce9" office:value-type="float" office:value="0.040521765" calcext:value-type="float">
            <text:p>0.040521765</text:p>
          </table:table-cell>
          <table:table-cell table:formula="of:=LOG10([.A31])" office:value-type="float" office:value="7.22471989593555" calcext:value-type="float">
            <text:p>7.22471989593555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office:value-type="float" office:value="0.244265385" calcext:value-type="float">
            <text:p>0.244265385</text:p>
          </table:table-cell>
          <table:table-cell office:value-type="float" office:value="0.060902774" calcext:value-type="float">
            <text:p>0.060902774</text:p>
          </table:table-cell>
          <table:table-cell office:value-type="float" office:value="0.080504054" calcext:value-type="float">
            <text:p>0.080504054</text:p>
          </table:table-cell>
          <table:table-cell table:formula="of:=LOG10([.A32])" office:value-type="float" office:value="7.52574989159953" calcext:value-type="float">
            <text:p>7.52574989159953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488991315" calcext:value-type="float">
            <text:p>0.488991315</text:p>
          </table:table-cell>
          <table:table-cell table:style-name="ce10" office:value-type="float" office:value="0.122273035" calcext:value-type="float">
            <text:p>0.122273035</text:p>
          </table:table-cell>
          <table:table-cell table:style-name="ce10" office:value-type="float" office:value="0.170243233" calcext:value-type="float">
            <text:p>0.170243233</text:p>
          </table:table-cell>
          <table:table-cell table:formula="of:=LOG10([.A33])" office:value-type="float" office:value="7.82677988726351" calcext:value-type="float">
            <text:p>7.82677988726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13:25.847888513</meta:creation-date>
    <dc:date>2020-03-18T15:26:25.921910899</dc:date>
    <meta:editing-duration>PT1M29S</meta:editing-duration>
    <meta:editing-cycles>2</meta:editing-cycles>
    <meta:generator>LibreOffice/6.0.7.3$Linux_X86_64 LibreOffice_project/00m0$Build-3</meta:generator>
    <meta:document-statistic meta:table-count="1" meta:cell-count="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5.667cm" svg:y="0.316cm" chart:style-name="ch2">
          <text:p>Tiempos Ejecución PC</text:p>
        </chart:title>
        <chart:legend chart:legend-position="end" svg:x="10.342cm" svg:y="3.705cm" style:legend-expansion="high" chart:style-name="ch3"/>
        <chart:plot-area chart:style-name="ch4" table:cell-range-address="Sheet1.B4:Sheet1.E16" chart:data-source-has-labels="row" svg:x="1.33cm" svg:y="1.275cm" svg:width="8.693cm" svg:height="6.569cm">
          <chartooo:coordinate-region svg:x="2.242cm" svg:y="1.474cm" svg:width="7.541cm" svg:height="5.723cm"/>
          <chart:axis chart:dimension="x" chart:name="primary-x" chart:style-name="ch5">
            <chart:title svg:x="4.362cm" svg:y="8.024cm" chart:style-name="ch6">
              <text:p>Tamaño (LOG10)</text:p>
            </chart:title>
          </chart:axis>
          <chart:axis chart:dimension="y" chart:name="primary-y" chart:style-name="ch5">
            <chart:title svg:x="0.451cm" svg:y="5.569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4:Sheet1.B16" loext:label-string="ejecucion_secuencial" chart:class="chart:scatter">
            <chart:domain table:cell-range-address="Sheet1.E4:Sheet1.E16"/>
            <chart:data-point chart:repeated="13"/>
          </chart:series>
          <chart:series chart:style-name="ch10" chart:values-cell-range-address="Sheet1.C4:Sheet1.C16" loext:label-string="ejecucion_paralela_for" chart:class="chart:scatter">
            <chart:data-point chart:repeated="13"/>
          </chart:series>
          <chart:series chart:style-name="ch11" chart:values-cell-range-address="Sheet1.D4:Sheet1.D16" loext:label-string="ejecucion_paralela_sections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jecucion_secuencial</text:p>
              </table:table-cell>
              <table:table-cell office:value-type="string">
                <text:p>ejecucion_paralela_for</text:p>
              </table:table-cell>
              <table:table-cell office:value-type="string">
                <text:p>ejecucion_paralela_sec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1441993929574">
                <text:p>4.21441993929574</text:p>
                <draw:g>
                  <svg:desc>Sheet1.E4:Sheet1.E16</svg:desc>
                </draw:g>
              </table:table-cell>
              <table:table-cell office:value-type="float" office:value="0.000204365">
                <text:p>0.000204365</text:p>
                <draw:g>
                  <svg:desc>Sheet1.B4:Sheet1.B16</svg:desc>
                </draw:g>
              </table:table-cell>
              <table:table-cell office:value-type="float" office:value="0.000153576">
                <text:p>0.000153576</text:p>
                <draw:g>
                  <svg:desc>Sheet1.C4:Sheet1.C16</svg:desc>
                </draw:g>
              </table:table-cell>
              <table:table-cell office:value-type="float" office:value="0.000097457">
                <text:p>0.000097457</text:p>
                <draw:g>
                  <svg:desc>Sheet1.D4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1544993495972">
                <text:p>4.51544993495972</text:p>
              </table:table-cell>
              <table:table-cell office:value-type="float" office:value="0.00056314">
                <text:p>0.00056314</text:p>
              </table:table-cell>
              <table:table-cell office:value-type="float" office:value="0.000269946">
                <text:p>0.000269946</text:p>
              </table:table-cell>
              <table:table-cell office:value-type="float" office:value="0.000225956">
                <text:p>0.000225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164799306237">
                <text:p>4.8164799306237</text:p>
              </table:table-cell>
              <table:table-cell office:value-type="float" office:value="0.000825127">
                <text:p>0.000825127</text:p>
              </table:table-cell>
              <table:table-cell office:value-type="float" office:value="0.000431396">
                <text:p>0.000431396</text:p>
              </table:table-cell>
              <table:table-cell office:value-type="float" office:value="0.000315288">
                <text:p>0.000315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1750992628768">
                <text:p>5.11750992628768</text:p>
              </table:table-cell>
              <table:table-cell office:value-type="float" office:value="0.001579341">
                <text:p>0.001579341</text:p>
              </table:table-cell>
              <table:table-cell office:value-type="float" office:value="0.000784296">
                <text:p>0.000784296</text:p>
              </table:table-cell>
              <table:table-cell office:value-type="float" office:value="0.000624993">
                <text:p>0.000624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1853992195166">
                <text:p>5.41853992195166</text:p>
              </table:table-cell>
              <table:table-cell office:value-type="float" office:value="0.003160515">
                <text:p>0.003160515</text:p>
              </table:table-cell>
              <table:table-cell office:value-type="float" office:value="0.001557885">
                <text:p>0.001557885</text:p>
              </table:table-cell>
              <table:table-cell office:value-type="float" office:value="0.001118197">
                <text:p>0.001118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1956991761564">
                <text:p>5.71956991761564</text:p>
              </table:table-cell>
              <table:table-cell office:value-type="float" office:value="0.006246992">
                <text:p>0.006246992</text:p>
              </table:table-cell>
              <table:table-cell office:value-type="float" office:value="0.003074897">
                <text:p>0.003074897</text:p>
              </table:table-cell>
              <table:table-cell office:value-type="float" office:value="0.002394976">
                <text:p>0.002394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2059991327962">
                <text:p>6.02059991327962</text:p>
              </table:table-cell>
              <table:table-cell office:value-type="float" office:value="0.005194459">
                <text:p>0.005194459</text:p>
              </table:table-cell>
              <table:table-cell office:value-type="float" office:value="0.005685232">
                <text:p>0.005685232</text:p>
              </table:table-cell>
              <table:table-cell office:value-type="float" office:value="0.003070426">
                <text:p>0.003070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2162990894361">
                <text:p>6.32162990894361</text:p>
              </table:table-cell>
              <table:table-cell office:value-type="float" office:value="0.008465219">
                <text:p>0.008465219</text:p>
              </table:table-cell>
              <table:table-cell office:value-type="float" office:value="0.006212665">
                <text:p>0.006212665</text:p>
              </table:table-cell>
              <table:table-cell office:value-type="float" office:value="0.005277613">
                <text:p>0.005277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2265990460759">
                <text:p>6.62265990460759</text:p>
              </table:table-cell>
              <table:table-cell office:value-type="float" office:value="0.015018488">
                <text:p>0.015018488</text:p>
              </table:table-cell>
              <table:table-cell office:value-type="float" office:value="0.008388812">
                <text:p>0.008388812</text:p>
              </table:table-cell>
              <table:table-cell office:value-type="float" office:value="0.007169635">
                <text:p>0.007169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2368990027157">
                <text:p>6.92368990027157</text:p>
              </table:table-cell>
              <table:table-cell office:value-type="float" office:value="0.028851006">
                <text:p>0.028851006</text:p>
              </table:table-cell>
              <table:table-cell office:value-type="float" office:value="0.014888589">
                <text:p>0.014888589</text:p>
              </table:table-cell>
              <table:table-cell office:value-type="float" office:value="0.01326599">
                <text:p>0.01326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2471989593555">
                <text:p>7.22471989593555</text:p>
              </table:table-cell>
              <table:table-cell office:value-type="float" office:value="0.054606367">
                <text:p>0.054606367</text:p>
              </table:table-cell>
              <table:table-cell office:value-type="float" office:value="0.023420311">
                <text:p>0.023420311</text:p>
              </table:table-cell>
              <table:table-cell office:value-type="float" office:value="0.030442066">
                <text:p>0.030442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2574989159953">
                <text:p>7.52574989159953</text:p>
              </table:table-cell>
              <table:table-cell office:value-type="float" office:value="0.116274106">
                <text:p>0.116274106</text:p>
              </table:table-cell>
              <table:table-cell office:value-type="float" office:value="0.048379215">
                <text:p>0.048379215</text:p>
              </table:table-cell>
              <table:table-cell office:value-type="float" office:value="0.050036533">
                <text:p>0.050036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82677988726351">
                <text:p>7.82677988726351</text:p>
              </table:table-cell>
              <table:table-cell office:value-type="float" office:value="0.230419173">
                <text:p>0.230419173</text:p>
              </table:table-cell>
              <table:table-cell office:value-type="float" office:value="0.093036232">
                <text:p>0.093036232</text:p>
              </table:table-cell>
              <table:table-cell office:value-type="float" office:value="0.102360584">
                <text:p>0.102360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Tiempos Ejecucion atcgrid</text:p>
        </chart:title>
        <chart:legend chart:legend-position="end" svg:x="10.343cm" svg:y="3.703cm" style:legend-expansion="high" chart:style-name="ch3"/>
        <chart:plot-area chart:style-name="ch4" table:cell-range-address="Sheet1.B21:Sheet1.E33" chart:data-source-has-labels="row" svg:x="1.331cm" svg:y="1.275cm" svg:width="8.692cm" svg:height="6.564cm">
          <chartooo:coordinate-region svg:x="2.058cm" svg:y="1.475cm" svg:width="7.725cm" svg:height="5.717cm"/>
          <chart:axis chart:dimension="x" chart:name="primary-x" chart:style-name="ch5">
            <chart:title svg:x="4.363cm" svg:y="8.019cm" chart:style-name="ch6">
              <text:p>Tamaño (LOG10)</text:p>
            </chart:title>
          </chart:axis>
          <chart:axis chart:dimension="y" chart:name="primary-y" chart:style-name="ch5">
            <chart:title svg:x="0.451cm" svg:y="5.56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1:Sheet1.B33" loext:label-string="ejecucion_secuencial" chart:class="chart:scatter">
            <chart:domain table:cell-range-address="Sheet1.E21:Sheet1.E33"/>
            <chart:data-point chart:repeated="13"/>
          </chart:series>
          <chart:series chart:style-name="ch10" chart:values-cell-range-address="Sheet1.C21:Sheet1.C33" loext:label-string="ejecucion_paralela_for" chart:class="chart:scatter">
            <chart:data-point chart:repeated="13"/>
          </chart:series>
          <chart:series chart:style-name="ch11" chart:values-cell-range-address="Sheet1.D21:Sheet1.D33" loext:label-string="ejecucion_paralela_sections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jecucion_secuencial</text:p>
              </table:table-cell>
              <table:table-cell office:value-type="string">
                <text:p>ejecucion_paralela_for</text:p>
              </table:table-cell>
              <table:table-cell office:value-type="string">
                <text:p>ejecucion_paralela_sec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1441993929574">
                <text:p>4.21441993929574</text:p>
                <draw:g>
                  <svg:desc>Sheet1.E21:Sheet1.E33</svg:desc>
                </draw:g>
              </table:table-cell>
              <table:table-cell office:value-type="float" office:value="0.000123876">
                <text:p>0.000123876</text:p>
                <draw:g>
                  <svg:desc>Sheet1.B21:Sheet1.B33</svg:desc>
                </draw:g>
              </table:table-cell>
              <table:table-cell office:value-type="float" office:value="0.000042621">
                <text:p>0.000042621</text:p>
                <draw:g>
                  <svg:desc>Sheet1.C21:Sheet1.C33</svg:desc>
                </draw:g>
              </table:table-cell>
              <table:table-cell office:value-type="float" office:value="0.000036288">
                <text:p>0.000036288</text:p>
                <draw:g>
                  <svg:desc>Sheet1.D21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1544993495972">
                <text:p>4.51544993495972</text:p>
              </table:table-cell>
              <table:table-cell office:value-type="float" office:value="0.000232896">
                <text:p>0.000232896</text:p>
              </table:table-cell>
              <table:table-cell office:value-type="float" office:value="0.000121748">
                <text:p>0.000121748</text:p>
              </table:table-cell>
              <table:table-cell office:value-type="float" office:value="0.000061084">
                <text:p>0.000061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164799306237">
                <text:p>4.8164799306237</text:p>
              </table:table-cell>
              <table:table-cell office:value-type="float" office:value="0.000492944">
                <text:p>0.000492944</text:p>
              </table:table-cell>
              <table:table-cell office:value-type="float" office:value="0.000116793">
                <text:p>0.000116793</text:p>
              </table:table-cell>
              <table:table-cell office:value-type="float" office:value="0.000123464">
                <text:p>0.000123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1750992628768">
                <text:p>5.11750992628768</text:p>
              </table:table-cell>
              <table:table-cell office:value-type="float" office:value="0.001077081">
                <text:p>0.001077081</text:p>
              </table:table-cell>
              <table:table-cell office:value-type="float" office:value="0.000191428">
                <text:p>0.000191428</text:p>
              </table:table-cell>
              <table:table-cell office:value-type="float" office:value="0.000221832">
                <text:p>0.000221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1853992195166">
                <text:p>5.41853992195166</text:p>
              </table:table-cell>
              <table:table-cell office:value-type="float" office:value="0.002383923">
                <text:p>0.002383923</text:p>
              </table:table-cell>
              <table:table-cell office:value-type="float" office:value="0.000408312">
                <text:p>0.000408312</text:p>
              </table:table-cell>
              <table:table-cell office:value-type="float" office:value="0.000427026">
                <text:p>0.000427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1956991761564">
                <text:p>5.71956991761564</text:p>
              </table:table-cell>
              <table:table-cell office:value-type="float" office:value="0.004953759">
                <text:p>0.004953759</text:p>
              </table:table-cell>
              <table:table-cell office:value-type="float" office:value="0.006924845">
                <text:p>0.006924845</text:p>
              </table:table-cell>
              <table:table-cell office:value-type="float" office:value="0.000955377">
                <text:p>0.000955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2059991327962">
                <text:p>6.02059991327962</text:p>
              </table:table-cell>
              <table:table-cell office:value-type="float" office:value="0.011174753">
                <text:p>0.011174753</text:p>
              </table:table-cell>
              <table:table-cell office:value-type="float" office:value="0.0019395">
                <text:p>0.0019395</text:p>
              </table:table-cell>
              <table:table-cell office:value-type="float" office:value="0.007813634">
                <text:p>0.007813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2162990894361">
                <text:p>6.32162990894361</text:p>
              </table:table-cell>
              <table:table-cell office:value-type="float" office:value="0.019030617">
                <text:p>0.019030617</text:p>
              </table:table-cell>
              <table:table-cell office:value-type="float" office:value="0.004242457">
                <text:p>0.004242457</text:p>
              </table:table-cell>
              <table:table-cell office:value-type="float" office:value="0.005531732">
                <text:p>0.005531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2265990460759">
                <text:p>6.62265990460759</text:p>
              </table:table-cell>
              <table:table-cell office:value-type="float" office:value="0.035507474">
                <text:p>0.035507474</text:p>
              </table:table-cell>
              <table:table-cell office:value-type="float" office:value="0.008057483">
                <text:p>0.008057483</text:p>
              </table:table-cell>
              <table:table-cell office:value-type="float" office:value="0.010589959">
                <text:p>0.010589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2368990027157">
                <text:p>6.92368990027157</text:p>
              </table:table-cell>
              <table:table-cell office:value-type="float" office:value="0.036939515">
                <text:p>0.036939515</text:p>
              </table:table-cell>
              <table:table-cell office:value-type="float" office:value="0.01563837">
                <text:p>0.01563837</text:p>
              </table:table-cell>
              <table:table-cell office:value-type="float" office:value="0.020567667">
                <text:p>0.020567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2471989593555">
                <text:p>7.22471989593555</text:p>
              </table:table-cell>
              <table:table-cell office:value-type="float" office:value="0.119714217">
                <text:p>0.119714217</text:p>
              </table:table-cell>
              <table:table-cell office:value-type="float" office:value="0.030729659">
                <text:p>0.030729659</text:p>
              </table:table-cell>
              <table:table-cell office:value-type="float" office:value="0.040521765">
                <text:p>0.040521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2574989159953">
                <text:p>7.52574989159953</text:p>
              </table:table-cell>
              <table:table-cell office:value-type="float" office:value="0.244265385">
                <text:p>0.244265385</text:p>
              </table:table-cell>
              <table:table-cell office:value-type="float" office:value="0.060902774">
                <text:p>0.060902774</text:p>
              </table:table-cell>
              <table:table-cell office:value-type="float" office:value="0.080504054">
                <text:p>0.080504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82677988726351">
                <text:p>7.82677988726351</text:p>
              </table:table-cell>
              <table:table-cell office:value-type="float" office:value="0.488991315">
                <text:p>0.488991315</text:p>
              </table:table-cell>
              <table:table-cell office:value-type="float" office:value="0.122273035">
                <text:p>0.122273035</text:p>
              </table:table-cell>
              <table:table-cell office:value-type="float" office:value="0.170243233">
                <text:p>0.170243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